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9.014cm" fo:min-width="20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fo:min-height="28.7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3.646cm" fo:padding-top="0cm" fo:padding-bottom="0cm" fo:padding-left="0cm" fo:padding-right="0cm" loext:decorative="false"/>
      <style:paragraph-properties style:writing-mode="lr-tb"/>
    </style:style>
    <style:style style:name="co1" style:family="table-column">
      <style:table-column-properties style:column-width="2.949cm" style:use-optimal-column-width="false"/>
    </style:style>
    <style:style style:name="co2" style:family="table-column">
      <style:table-column-properties style:column-width="15.796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1.169cm" style:use-optimal-row-height="false"/>
    </style:style>
    <style:style style:name="ro4" style:family="table-row">
      <style:table-row-properties style:row-height="1.623cm" style:use-optimal-row-height="false"/>
    </style:style>
    <style:style style:name="ro5" style:family="table-row">
      <style:table-row-properties style:row-height="1.269cm" style:use-optimal-row-height="false"/>
    </style:style>
    <style:style style:name="ro6" style:family="table-row">
      <style:table-row-properties style:row-height="1.149cm" style:use-optimal-row-height="false"/>
    </style:style>
    <style:style style:name="ro7" style:family="table-row">
      <style:table-row-properties style:row-height="1.499cm" style:use-optimal-row-height="false"/>
    </style:style>
    <style:style style:name="ce1" style:family="table-cell">
      <style:paragraph-properties fo:line-height="100%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line-height="100%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>
      <style:paragraph-properties fo:line-height="100%" fo:text-align="center"/>
      <style:text-properties fo:color="#0080ff" loext:opacity="100%" style:font-name="Arial"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ce5" style:family="table-cell">
      <style:paragraph-properties fo:margin-top="0.02cm" fo:margin-bottom="0cm" fo:line-height="100%" fo:text-align="start"/>
      <style:text-properties style:font-name="Arial" fo:font-size="10pt" style:font-size-asian="10pt" style:font-size-complex="10pt"/>
    </style:style>
    <style:style style:name="ce6" style:family="table-cell">
      <style:paragraph-properties fo:margin-top="0.42cm" fo:margin-bottom="0.35cm" fo:line-height="100%"/>
      <style:text-properties style:font-name="Arial" fo:font-size="10pt" style:font-size-asian="10pt" style:font-size-complex="10pt"/>
    </style:style>
    <style:style style:name="ce7" style:family="table-cell">
      <style:paragraph-properties fo:margin-top="0cm" fo:margin-bottom="0cm" fo:line-height="100%" fo:text-align="start"/>
      <style:text-properties style:font-name="Arial" fo:font-size="10pt" style:font-size-asian="10pt" style:font-size-complex="10pt"/>
    </style:style>
    <style:style style:name="ce8" style:family="table-cell">
      <style:paragraph-properties fo:margin-top="0.12cm" fo:margin-bottom="0.05cm" fo:line-height="100%"/>
      <style:text-properties style:font-name="Arial" fo:font-size="10pt" style:font-size-asian="10pt" style:font-size-complex="10pt"/>
    </style:style>
    <style:style style:name="ce9" style:family="table-cell">
      <style:paragraph-properties fo:margin-top="0.42cm" fo:margin-bottom="0.35cm" fo:line-height="100%" fo:text-align="center"/>
      <style:text-properties fo:color="#0080ff" loext:opacity="100%" style:font-name="Arial" fo:font-size="10pt" fo:font-weight="bold" style:font-size-asian="10pt" style:font-weight-asian="bold" style:font-size-complex="10pt" style:font-weight-complex="bold"/>
    </style:style>
    <style:style style:name="ce10" style:family="table-cell">
      <style:paragraph-properties fo:margin-top="0.12cm" fo:margin-bottom="0.05cm" fo:line-height="100%" fo:text-align="start"/>
      <style:text-properties style:font-name="Arial" fo:font-size="10pt" style:font-size-asian="10pt" style:font-size-complex="10pt"/>
    </style:style>
    <style:style style:name="ce11" style:family="table-cell">
      <style:paragraph-properties fo:line-height="100%" fo:text-align="center"/>
      <style:text-properties fo:color="#0080ff" loext:opacity="100%" style:font-name="Arial" fo:font-size="10pt" fo:font-weight="bold" style:letter-kerning="true" style:font-name-asian="Microsoft YaHei" style:font-size-asian="10pt" style:font-weight-asian="bold" style:font-name-complex="Lucida Sans" style:font-size-complex="10pt" style:font-weight-complex="bold"/>
    </style:style>
    <style:style style:name="ce12" style:family="table-cell">
      <style:paragraph-properties fo:margin-top="0.42cm" fo:margin-bottom="0.35cm" fo:line-height="100%" fo:text-align="start"/>
      <style:text-properties style:font-name="Arial" fo:font-size="10pt" style:font-size-asian="10pt" style:font-size-complex="10pt"/>
    </style:style>
    <style:style style:name="P1" style:family="paragraph">
      <style:paragraph-properties fo:margin-left="0cm" fo:margin-right="0cm" fo:margin-top="0.1cm" fo:margin-bottom="0cm" fo:text-align="end" fo:text-indent="0cm" style:writing-mode="lr-tb"/>
    </style:style>
    <style:style style:name="P2" style:family="paragraph">
      <style:paragraph-properties fo:margin-left="0cm" fo:margin-right="0cm" fo:margin-top="0.1cm" fo:margin-bottom="0cm" fo:text-align="center" fo:text-indent="0cm" style:writing-mode="lr-tb"/>
    </style:style>
    <style:style style:name="P3" style:family="paragraph">
      <style:paragraph-properties fo:margin-left="0cm" fo:margin-right="0cm" fo:margin-top="0.1cm" fo:margin-bottom="0cm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.1cm" fo:margin-bottom="0cm" fo:text-align="center" fo:text-indent="0cm"/>
      <style:text-properties fo:font-size="10pt" fo:background-color="#ffff00" style:font-size-asian="10pt" style:font-size-complex="10pt"/>
    </style:style>
    <style:style style:name="P5" style:family="paragraph">
      <style:paragraph-properties fo:line-height="100%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line-height="100%" fo:text-align="center"/>
      <style:text-properties fo:color="#0080ff" loext:opacity="100%" style:font-name="Arial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8" style:family="paragraph">
      <style:paragraph-properties fo:margin-top="0.02cm" fo:margin-bottom="0cm" fo:line-height="100%" fo:text-align="start"/>
      <style:text-properties style:font-name="Arial" fo:font-size="10pt" style:font-size-asian="10pt" style:font-size-complex="10pt"/>
    </style:style>
    <style:style style:name="P9" style:family="paragraph">
      <style:paragraph-properties fo:margin-top="0.42cm" fo:margin-bottom="0.35cm" fo:line-height="100%"/>
      <style:text-properties style:font-name="Arial" fo:font-size="10pt" style:font-size-asian="10pt" style:font-size-complex="10pt"/>
    </style:style>
    <style:style style:name="P10" style:family="paragraph">
      <style:paragraph-properties fo:margin-top="0cm" fo:margin-bottom="0cm" fo:line-height="100%" fo:text-align="start"/>
      <style:text-properties style:font-name="Arial" fo:font-size="10pt" style:font-size-asian="10pt" style:font-size-complex="10pt"/>
    </style:style>
    <style:style style:name="P11" style:family="paragraph">
      <style:paragraph-properties fo:margin-top="0.12cm" fo:margin-bottom="0.05cm" fo:line-height="100%"/>
      <style:text-properties style:font-name="Arial" fo:font-size="10pt" style:font-size-asian="10pt" style:font-size-complex="10pt"/>
    </style:style>
    <style:style style:name="P12" style:family="paragraph">
      <style:paragraph-properties fo:margin-top="0.42cm" fo:margin-bottom="0.35cm" fo:line-height="100%" fo:text-align="center"/>
      <style:text-properties fo:color="#0080ff" loext:opacity="100%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.12cm" fo:margin-bottom="0.05cm" fo:line-height="100%" fo:text-align="start"/>
      <style:text-properties style:font-name="Arial" fo:font-size="10pt" style:font-size-asian="10pt" style:font-size-complex="10pt"/>
    </style:style>
    <style:style style:name="P14" style:family="paragraph">
      <style:paragraph-properties fo:line-height="100%" fo:text-align="center"/>
      <style:text-properties fo:color="#0080ff" loext:opacity="100%" style:font-name="Arial" fo:font-size="10pt" fo:font-weight="bold" style:letter-kerning="true" style:font-name-asian="Microsoft YaHei" style:font-size-asian="10pt" style:font-weight-asian="bold" style:font-name-complex="Lucida Sans" style:font-size-complex="10pt" style:font-weight-complex="bold"/>
    </style:style>
    <style:style style:name="P15" style:family="paragraph">
      <style:paragraph-properties fo:margin-top="0.42cm" fo:margin-bottom="0.35cm" fo:line-height="100%" fo:text-align="start"/>
      <style:text-properties style:font-name="Arial" fo:font-size="10pt" style:font-size-asian="10pt" style:font-size-complex="10pt"/>
    </style:style>
    <style:style style:name="P16" style:family="paragraph">
      <style:paragraph-properties fo:margin-left="0cm" fo:margin-right="0cm" fo:margin-top="0.1cm" fo:margin-bottom="0cm" fo:text-align="center" fo:text-indent="0cm" style:writing-mode="lr-tb"/>
      <style:text-properties style:text-underline-style="none"/>
    </style:style>
    <style:style style:name="P17" style:family="paragraph">
      <style:paragraph-properties fo:margin-left="0cm" fo:margin-right="0cm" fo:margin-top="0.1cm" fo:margin-bottom="0cm" fo:text-align="start" fo:text-indent="0cm" style:writing-mode="lr-tb"/>
      <style:text-properties style:text-underline-style="none"/>
    </style:style>
    <style:style style:name="P18" style:family="paragraph">
      <style:paragraph-properties fo:margin-left="1cm" fo:margin-right="0cm" fo:margin-top="0.1cm" fo:margin-bottom="0cm" fo:text-align="start" fo:text-indent="0cm" style:writing-mode="lr-tb"/>
      <style:text-properties style:text-underline-style="none"/>
    </style:style>
    <style:style style:name="P19" style:family="paragraph">
      <style:paragraph-properties fo:margin-left="1cm" fo:margin-right="0cm" fo:margin-top="0.1cm" fo:margin-bottom="0cm" fo:text-align="start" fo:text-indent="0cm" loext:tab-stop-distance="0cm" style:writing-mode="lr-tb">
        <style:tab-stops/>
      </style:paragraph-properties>
      <style:text-properties style:text-underline-style="none"/>
    </style:style>
    <style:style style:name="P20" style:family="paragraph">
      <style:paragraph-properties fo:margin-top="0.1cm" fo:margin-bottom="0.1cm" fo:text-align="center" style:writing-mode="lr-tb"/>
      <style:text-properties style:text-underline-style="none"/>
    </style:style>
    <style:style style:name="P21" style:family="paragraph">
      <style:paragraph-properties fo:margin-top="0.1cm" fo:margin-bottom="0.1cm" fo:text-align="start" style:writing-mode="lr-tb"/>
      <style:text-properties style:text-underline-style="none"/>
    </style:style>
    <style:style style:name="P22" style:family="paragraph">
      <style:paragraph-properties fo:margin-left="0.9cm" fo:margin-right="0cm" fo:margin-top="0.1cm" fo:margin-bottom="0.1cm" fo:text-align="start" fo:text-indent="0cm" style:writing-mode="lr-tb"/>
      <style:text-properties style:text-underline-style="none"/>
    </style:style>
    <style:style style:name="P23" style:family="paragraph">
      <style:paragraph-properties fo:margin-left="0.9cm" fo:margin-right="0cm" fo:margin-top="0.1cm" fo:margin-bottom="0cm" fo:text-align="start" fo:text-indent="0cm" style:writing-mode="lr-tb"/>
      <style:text-properties style:text-underline-style="none"/>
    </style:style>
    <style:style style:name="P24" style:family="paragraph">
      <loext:graphic-properties draw:fill="none" draw:fill-color="#ffffff"/>
      <style:paragraph-properties fo:margin-top="0.1cm" fo:margin-bottom="0.1cm" fo:text-align="center"/>
      <style:text-properties fo:font-size="10pt" style:text-underline-style="none" style:font-size-asian="10pt" style:font-size-complex="10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T1" style:family="text">
      <style:text-properties fo:color="#000000" loext:opacity="100%" style:font-name="NotoSans" fo:font-size="14pt" style:text-underline-style="solid" style:text-underline-width="auto" style:text-underline-color="font-color" fo:font-weight="bold" fo:background-color="transparent" style:font-size-asian="14pt" style:font-weight-asian="bold" style:font-name-complex="NotoSans" style:font-size-complex="14pt" style:font-weight-complex="bold"/>
    </style:style>
    <style:style style:name="T2" style:family="text">
      <style:text-properties fo:color="#0070c0" loext:opacity="100%" style:font-name="NotoSans" fo:font-size="12pt" fo:font-weight="normal" fo:background-color="transparent" style:font-size-asian="12pt" style:font-weight-asian="normal" style:font-name-complex="NotoSans" style:font-size-complex="12pt" style:font-weight-complex="normal"/>
    </style:style>
    <style:style style:name="T3" style:family="text">
      <style:text-properties fo:color="#0070c0" loext:opacity="100%" style:font-name="NotoSans" fo:font-size="11pt" fo:font-weight="normal" fo:background-color="transparent" style:font-size-asian="11pt" style:font-weight-asian="normal" style:font-name-complex="NotoSans" style:font-size-complex="11pt" style:font-weight-complex="normal"/>
    </style:style>
    <style:style style:name="T4" style:family="text">
      <style:text-properties fo:color="#ff0000" loext:opacity="100%" style:font-name="NotoSans" fo:font-size="12pt" style:text-underline-style="solid" style:text-underline-width="auto" style:text-underline-color="font-color" fo:font-weight="normal" fo:background-color="transparent" style:font-size-asian="12pt" style:font-weight-asian="normal" style:font-name-complex="NotoSans" style:font-size-complex="12pt" style:font-weight-complex="normal"/>
    </style:style>
    <style:style style:name="T5" style:family="text">
      <style:text-properties fo:color="#000000" loext:opacity="100%" style:font-name="NotoSans" fo:font-size="11pt" style:text-underline-style="none" fo:font-weight="normal" fo:background-color="transparent" style:font-size-asian="11pt" style:font-weight-asian="normal" style:font-name-complex="NotoSans" style:font-size-complex="11pt" style:font-weight-complex="normal"/>
    </style:style>
    <style:style style:name="T6" style:family="text">
      <style:text-properties fo:color="#000000" loext:opacity="100%" style:font-name="NotoSans" fo:font-size="11pt" style:text-underline-style="none" fo:background-color="transparent" style:font-size-asian="11pt" style:font-name-complex="NotoSans" style:font-size-complex="11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ff0000" loext:opacity="100%" style:font-name="NotoSans" fo:font-size="12pt" style:text-underline-style="none" fo:font-weight="normal" fo:background-color="transparent" style:font-size-asian="12pt" style:font-weight-asian="normal" style:font-name-complex="NotoSans" style:font-size-complex="12pt" style:font-weight-complex="normal"/>
    </style:style>
    <style:style style:name="T9" style:family="text">
      <style:text-properties fo:color="#0080ff" loext:opacity="100%" style:font-name="NotoSans" fo:font-size="11pt" fo:font-style="italic" style:text-underline-style="none" fo:font-weight="normal" fo:background-color="transparent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10" style:family="text">
      <style:text-properties fo:color="#000000" loext:opacity="100%" style:text-position="33% 58%" style:font-name="NotoSans" fo:font-size="11pt" style:text-underline-style="none" fo:font-weight="normal" fo:background-color="transparent" style:font-size-asian="11pt" style:font-weight-asian="normal" style:font-name-complex="NotoSans" style:font-size-complex="11pt" style:font-weight-complex="normal"/>
    </style:style>
    <style:style style:name="T11" style:family="text">
      <style:text-properties fo:color="#000000" loext:opacity="100%" style:font-name="NotoSans" fo:font-size="11pt" style:text-underline-style="none" fo:font-weight="bold" fo:background-color="transparent" style:font-size-asian="11pt" style:font-weight-asian="bold" style:font-name-complex="NotoSans" style:font-size-complex="11pt" style:font-weight-complex="bold"/>
    </style:style>
    <style:style style:name="T12" style:family="text">
      <style:text-properties fo:color="#000000" loext:opacity="100%" style:text-position="0% 100%" style:font-name="NotoSans" fo:font-size="11pt" style:text-underline-style="none" fo:font-weight="normal" fo:background-color="transparent" style:font-size-asian="11pt" style:font-weight-asian="normal" style:font-name-complex="NotoSans" style:font-size-complex="11pt" style:font-weight-complex="normal"/>
    </style:style>
    <style:style style:name="T13" style:family="text">
      <style:text-properties fo:color="#000000" loext:opacity="100%" style:text-position="0% 100%" style:font-name="NotoSans" fo:font-size="11pt" fo:font-style="italic" style:text-underline-style="none" fo:font-weight="normal" fo:background-color="transparent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14" style:family="text">
      <style:text-properties fo:color="#000000" loext:opacity="100%" style:text-position="0% 100%" style:font-name="NotoSans" fo:font-size="11pt" fo:font-style="italic" style:text-underline-style="none" fo:font-weight="bold" fo:background-color="transparent" style:font-size-asian="11pt" style:font-style-asian="italic" style:font-weight-asian="bold" style:font-name-complex="NotoSans" style:font-size-complex="11pt" style:font-style-complex="italic" style:font-weight-complex="bold"/>
    </style:style>
    <style:style style:name="T15" style:family="text">
      <style:text-properties fo:color="#ff0000" loext:opacity="100%" style:text-position="0% 100%" style:font-name="NotoSans" fo:font-size="12pt" fo:font-style="italic" style:text-underline-style="none" fo:font-weight="normal" fo:background-color="transparent" style:font-size-asian="12pt" style:font-style-asian="italic" style:font-weight-asian="normal" style:font-name-complex="NotoSans" style:font-size-complex="12pt" style:font-style-complex="italic" style:font-weight-complex="normal"/>
    </style:style>
    <style:style style:name="T16" style:family="text">
      <style:text-properties fo:color="#000000" loext:opacity="100%" style:font-name="NotoSans" fo:font-size="11pt" fo:font-style="normal" style:text-underline-style="none" fo:font-weight="normal" fo:background-color="transparent" style:font-size-asian="11pt" style:font-style-asian="normal" style:font-weight-asian="normal" style:font-name-complex="NotoSans" style:font-size-complex="11pt" style:font-style-complex="normal" style:font-weight-complex="normal"/>
    </style:style>
    <style:style style:name="T17" style:family="text">
      <style:text-properties fo:color="#000000" loext:opacity="100%" style:font-name="NotoSans" fo:font-size="10pt" style:text-underline-style="none" fo:font-weight="normal" fo:background-color="#ffff00" style:font-size-asian="10pt" style:font-weight-asian="normal" style:font-name-complex="NotoSans" style:font-size-complex="10pt" style:font-weight-complex="normal"/>
    </style:style>
    <style:style style:name="T18" style:family="text">
      <style:text-properties fo:color="#0080ff" loext:opacity="100%" style:font-name="NotoSans" fo:font-size="11pt" style:text-underline-style="none" fo:font-weight="normal" fo:background-color="transparent" style:font-size-asian="11pt" style:font-weight-asian="normal" style:font-name-complex="NotoSans" style:font-size-complex="11pt" style:font-weight-complex="normal"/>
    </style:style>
    <style:style style:name="T19" style:family="text">
      <style:text-properties fo:color="#000000" loext:opacity="100%" style:font-name="NotoSans" fo:font-size="11pt" fo:font-style="italic" style:text-underline-style="none" fo:font-weight="normal" fo:background-color="transparent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20" style:family="text">
      <style:text-properties fo:color="#ff0000" loext:opacity="100%" style:font-name="NotoSans" fo:font-size="12pt" fo:font-style="normal" style:text-underline-style="none" fo:font-weight="normal" fo:background-color="transparent" style:font-size-asian="12pt" style:font-style-asian="normal" style:font-weight-asian="normal" style:font-name-complex="NotoSans" style:font-size-complex="12pt" style:font-style-complex="normal" style:font-weight-complex="normal"/>
    </style:style>
    <style:style style:name="T21" style:family="text">
      <style:text-properties fo:color="#000000" loext:opacity="100%" style:font-name="NotoSans" fo:font-size="8pt" fo:font-weight="normal" style:font-size-asian="8pt" style:font-weight-asian="normal" style:font-name-complex="NotoSans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4" draw:layer="layout" svg:width="20cm" svg:height="29.014cm" svg:x="0.5cm" svg:y="0.5cm">
          <draw:text-box>
            <text:p text:style-name="P1"><text:span text:style-name="T1"><text:tab/></text:span><text:span text:style-name="T1"><text:tab/></text:span><text:span text:style-name="T1"><text:tab/></text:span><text:span text:style-name="T1">FONCTIONS DU BANDSCOPE QUANSHENG UV K-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Firmware Robby69 v4.28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3"><text:span text:style-name="T5"/></text:p>
            <text:p text:style-name="P3"><text:span text:style-name="T6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3"/></text:p>
            <text:p text:style-name="P2"><text:span text:style-name="T4"/></text:p>
          </draw:text-box>
        </draw:frame>
        <draw:frame draw:style-name="gr2" draw:layer="layout" svg:width="18.744cm" svg:height="15.618cm" svg:x="1.5cm" svg:y="3.5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4">Fonctions des touches en spectre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5">Touches</text:p>
              </table:table-cell>
              <table:table-cell>
                <text:p text:style-name="P5">Fonction</text:p>
              </table:table-cell>
            </table:table-row>
            <table:table-row table:style-name="ro2">
              <table:table-cell table:style-name="ce3">
                <text:p text:style-name="P6">1 et 7</text:p>
              </table:table-cell>
              <table:table-cell table:style-name="ce4">
                <text:p text:style-name="P7">Aucune en mémoire, <text:span text:style-name="T7">augmente/diminue le pas de fréquence, à adapter selon les préconisations de la partie du plan de bande analysée sans quoi la valeur des fréquences pourra être imprécise.</text:span></text:p>
              </table:table-cell>
            </table:table-row>
            <table:table-row table:style-name="ro3">
              <table:table-cell table:style-name="ce3">
                <text:p text:style-name="P6">2</text:p>
              </table:table-cell>
              <table:table-cell table:style-name="ce5">
                <text:p text:style-name="P8">Normalisation des niveaux RSSI <text:s text:c="2"/></text:p>
                <text:p text:style-name="P8"><text:s/>(auto-ajustement de l’écran – affiche M(0x) au nombre de canaux)</text:p>
              </table:table-cell>
            </table:table-row>
            <table:table-row table:style-name="ro2">
              <table:table-cell table:style-name="ce3">
                <text:p text:style-name="P6">4</text:p>
              </table:table-cell>
              <table:table-cell table:style-name="ce6">
                <text:p text:style-name="P9">Ajout/Suppression de ScanLists (4+1 puis 4+2) affiche SL12</text:p>
              </table:table-cell>
            </table:table-row>
            <table:table-row table:style-name="ro2">
              <table:table-cell table:style-name="ce3">
                <text:p text:style-name="P6">5</text:p>
              </table:table-cell>
              <table:table-cell table:style-name="ce6">
                <text:p text:style-name="P9">Sélection d’une seule ScanList (5+1 puis 5+2 affiche SL2)</text:p>
              </table:table-cell>
            </table:table-row>
            <table:table-row table:style-name="ro2">
              <table:table-cell table:style-name="ce3">
                <text:p text:style-name="P6">8</text:p>
              </table:table-cell>
              <table:table-cell table:style-name="ce6">
                <text:p text:style-name="P9">Efface l’historique des réceptions et Rétroéclairage ON/OFF</text:p>
              </table:table-cell>
            </table:table-row>
            <table:table-row table:style-name="ro4">
              <table:table-cell table:style-name="ce3">
                <text:p text:style-name="P6">3 et 9</text:p>
              </table:table-cell>
              <table:table-cell table:style-name="ce7">
                <text:p text:style-name="P10">Augmente/diminue le niveau d’affiche de réception par incréments de 10db </text:p>
                <text:p text:style-name="P10">Agit en augmentant/diminuant l’échelle des signaux permet en l’augmentant de repérer plus facilement les signaux faibles.</text:p>
              </table:table-cell>
            </table:table-row>
            <table:table-row table:style-name="ro5">
              <table:table-cell table:style-name="ce3">
                <text:p text:style-name="P6">6</text:p>
              </table:table-cell>
              <table:table-cell table:style-name="ce8">
                <text:p text:style-name="P11"><text:s/>Largeur de bande passante d’écoute du signal (5 / 6,25 / 8,33 / 12,5 / 25 Khz)</text:p>
                <text:p text:style-name="P11">Permet de réduire le bruit de fond ou de clarifier.</text:p>
              </table:table-cell>
            </table:table-row>
            <table:table-row table:style-name="ro6">
              <table:table-cell table:style-name="ce3">
                <text:p text:style-name="P6">* et F</text:p>
              </table:table-cell>
              <table:table-cell table:style-name="ce4">
                <text:p text:style-name="P7">augmente/diminue les niveaux du Squelch </text:p>
                <text:p text:style-name="P7">ET/OU du Seuil d’enregistrement des réceptions (historique)</text:p>
              </table:table-cell>
            </table:table-row>
            <table:table-row table:style-name="ro2">
              <table:table-cell table:style-name="ce3">
                <text:p text:style-name="P6">Latéral 2</text:p>
              </table:table-cell>
              <table:table-cell table:style-name="ce4">
                <text:p text:style-name="P7">bascule le réglage des niveaux Squelch / Seuil de l’Enregistrement</text:p>
              </table:table-cell>
            </table:table-row>
            <table:table-row table:style-name="ro6">
              <table:table-cell table:style-name="ce3">
                <text:p text:style-name="P6">0</text:p>
              </table:table-cell>
              <table:table-cell table:style-name="ce4">
                <text:p text:style-name="P7">Choix de modulation (FM / AM / USB) </text:p>
                <text:p text:style-name="P7">Remarque : en principe on applique celui qui est choisi dans la mémoire</text:p>
              </table:table-cell>
            </table:table-row>
            <table:table-row table:style-name="ro7">
              <table:table-cell table:style-name="ce9">
                <text:p text:style-name="P12"><text:s/>Up et Down </text:p>
              </table:table-cell>
              <table:table-cell table:style-name="ce10">
                <text:p text:style-name="P13">Navigation dans l’Historique des réceptions </text:p>
                <text:p text:style-name="P13">Le 1er appui sur Up affiche l’Historique qui est caché par défaut</text:p>
              </table:table-cell>
            </table:table-row>
            <table:table-row table:style-name="ro2">
              <table:table-cell table:style-name="ce3">
                <text:p text:style-name="P6">M</text:p>
              </table:table-cell>
              <table:table-cell table:style-name="ce6">
                <text:p text:style-name="P9">enregistre les paramètres des ScanList choisies, niveaux de Squelch et Seuil d’enregistrement </text:p>
              </table:table-cell>
            </table:table-row>
            <table:table-row table:style-name="ro2">
              <table:table-cell table:style-name="ce11">
                <text:p text:style-name="P14">Latéral 1</text:p>
              </table:table-cell>
              <table:table-cell table:style-name="ce6">
                <text:p text:style-name="P9">exclue temporairement une fréquence du spectre de réception (BL s’affiche à l’écran) </text:p>
              </table:table-cell>
            </table:table-row>
            <table:table-row table:style-name="ro2">
              <table:table-cell table:style-name="ce11">
                <text:p text:style-name="P14">PTT</text:p>
              </table:table-cell>
              <table:table-cell table:style-name="ce12">
                <text:p text:style-name="P15">retourne à l’écran MR/VFO en recopiant le canal ou la fréquence (historique ou spectre)</text:p>
              </table:table-cell>
            </table:table-row>
            <table:table-row table:style-name="ro2">
              <table:table-cell table:style-name="ce11">
                <text:p text:style-name="P14">EXIT</text:p>
              </table:table-cell>
              <table:table-cell table:style-name="ce12">
                <text:p text:style-name="P15">retourne à l’écran MR/VFO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master-page3">
        <draw:frame draw:style-name="gr3" draw:text-style-name="P24" draw:layer="layout" svg:width="20cm" svg:height="28.7cm" svg:x="0.5cm" svg:y="0.5cm">
          <draw:text-box>
            <text:p text:style-name="P16"><text:span text:style-name="T8">Lancement du spectre en mode plage de fréquence</text:span></text:p>
            <text:p text:style-name="P16"><text:span text:style-name="T5"/></text:p>
            <text:p text:style-name="P17"><text:span text:style-name="T9">→ </text:span><text:span text:style-name="T9">Méthode classique :</text:span></text:p>
            <text:p text:style-name="P18"><text:span text:style-name="T5">- entrez la fréquence basse sur l’un des deux VFO</text:span><text:span text:style-name="T10">(</text:span><text:span text:style-name="T5">*</text:span><text:span text:style-name="T10">)</text:span></text:p>
            <text:p text:style-name="P18"><text:span text:style-name="T5">- entrez la fréquence haute sur le second VFO</text:span><text:span text:style-name="T10">(</text:span><text:span text:style-name="T5">*</text:span><text:span text:style-name="T10">)</text:span></text:p>
            <text:p text:style-name="P18"><text:span text:style-name="T5">- initialisez le ScanRange par un appui long sur la Touche </text:span><text:span text:style-name="T11">5</text:span></text:p>
            <text:p text:style-name="P18"><text:span text:style-name="T5">- démarrez l’Analyseur de spectre par </text:span><text:span text:style-name="T11">F</text:span><text:span text:style-name="T5"> + </text:span><text:span text:style-name="T11">5</text:span></text:p>
            <text:p text:style-name="P18"><text:span text:style-name="T10">(</text:span><text:span text:style-name="T5">*</text:span><text:span text:style-name="T10">)</text:span><text:span text:style-name="T12"> </text:span><text:span text:style-name="T13">astuce firmware Robby69 → copie directe de la fréquence d’un Canal Mémoire vers le VFO par appui long sur la Touche </text:span><text:span text:style-name="T14">1</text:span></text:p>
            <text:p text:style-name="P16"><text:span text:style-name="T15">Lancement du spectre en mode plage de fréquence mémorisée</text:span></text:p>
            <text:p text:style-name="P17"><text:span text:style-name="T16"/></text:p>
            <text:p text:style-name="P17"><text:span text:style-name="T9">→ </text:span><text:span text:style-name="T9">Méthode avec Mémoire ‘’type ScanRange’’ :</text:span></text:p>
            <text:p text:style-name="P19"><text:span text:style-name="T5">- enregistrez la fréquence de départ dans un canal mémoire et enregistrez la fréquence finale dans l’offset (+) de ce même canal </text:span></text:p>
            <text:p text:style-name="P19"><text:span text:style-name="T5"><text:tab/></text:span><text:span text:style-name="T5">(ex : pour la bande PMR, enregistrez : 446,00000\PMRscan\offset+\446,20000)</text:span></text:p>
            <text:p text:style-name="P19"><text:span text:style-name="T5">- affichez la Mémoire de votre choix (ex : PMRscan)</text:span></text:p>
            <text:p text:style-name="P19"><text:span text:style-name="T5">- initialisez le ScanRange par un appui long sur la Touche </text:span><text:span text:style-name="T11">5 </text:span></text:p>
            <text:p text:style-name="P19"><text:span text:style-name="T5"><text:tab/></text:span><text:span text:style-name="T5">on obtient dans notre exemple SCNRNG 446.00000/446.20000</text:span></text:p>
            <text:p text:style-name="P19"><text:span text:style-name="T5">- démarrez l’Analyseur de spectre par </text:span><text:span text:style-name="T11">F</text:span><text:span text:style-name="T5"> + </text:span><text:span text:style-name="T11">5</text:span></text:p>
            <text:p text:style-name="P20"><text:span text:style-name="T8"/></text:p>
            <text:p text:style-name="P20"><text:span text:style-name="T8">Analyseur de spectre en mode ‘’Mémoires’’</text:span></text:p>
            <text:p text:style-name="P20"><text:span text:style-name="T17"/></text:p>
            <text:p text:style-name="P21"><text:span text:style-name="T18">→ </text:span><text:span text:style-name="T18">Démarrer depuis la fenêtre principale :</text:span></text:p>
            <text:p text:style-name="P22"><text:span text:style-name="T5">- passez en mode mémoire (mode MR) sur l’un des deux VFO</text:span></text:p>
            <text:p text:style-name="P22"><text:span text:style-name="T5">- démarrez par </text:span><text:span text:style-name="T11">F</text:span><text:span text:style-name="T5"> + </text:span><text:span text:style-name="T11">5</text:span></text:p>
            <text:p text:style-name="P22"><text:span text:style-name="T5">- l’Analyseur de spectre se lance par défaut avec les paramètres enregistrés</text:span></text:p>
            <text:p text:style-name="P22"><text:span text:style-name="T5">- sélectionnez une seule ScanList (</text:span><text:span text:style-name="T19">→ affectation aux ScanList depuis Chirp</text:span><text:span text:style-name="T5">) par Touche </text:span><text:span text:style-name="T11">5</text:span><text:span text:style-name="T5"> &amp; sélection de la liste par appui sur les touches </text:span><text:span text:style-name="T11">1</text:span><text:span text:style-name="T5"> → 1, </text:span><text:span text:style-name="T11">2</text:span><text:span text:style-name="T5"> → 2, </text:span><text:span text:style-name="T11">3</text:span><text:span text:style-name="T5"> → 3,…. ,</text:span><text:span text:style-name="T11">0</text:span><text:span text:style-name="T5"> → 10,</text:span><text:span text:style-name="T11">*</text:span><text:span text:style-name="T5"> → 11,</text:span><text:span text:style-name="T11">F</text:span><text:span text:style-name="T5"> → 12,</text:span><text:span text:style-name="T11">M</text:span><text:span text:style-name="T5"> → 13,</text:span><text:span text:style-name="T11">Up</text:span><text:span text:style-name="T5"> → 14,</text:span><text:span text:style-name="T11">Down</text:span><text:span text:style-name="T5"> → 15</text:span></text:p>
            <text:p text:style-name="P22"><text:span text:style-name="T5">- sélectionnez de la même manière plusieurs ScanLists avec la Touche </text:span><text:span text:style-name="T11">4</text:span><text:span text:style-name="T5"> <text:s/>&amp; sélection / désélection des listes par appui sur les touches correspondantes</text:span></text:p>
            <text:p text:style-name="P22"><text:span text:style-name="T5">- ajustez les niveaux de Squelch &amp; de Seuil d’enregistrement si besoin</text:span></text:p>
            <text:p text:style-name="P23"><text:span text:style-name="T5">- appuyez sur la Touche </text:span><text:span text:style-name="T11">M</text:span><text:span text:style-name="T5"> pour enregistrer les nouveaux paramètres (→ <text:s/>choix des ScanList et niveaux de Squelch &amp; Seuil d’enregistrement)</text:span></text:p>
            <text:p text:style-name="P21"><text:span text:style-name="T5"/></text:p>
            <text:p text:style-name="P21"><text:span text:style-name="T5"/></text:p>
            <text:p text:style-name="P20"><text:span text:style-name="T20"/></text:p>
            <text:p text:style-name="P21"><text:span text:style-name="T11"/></text:p>
            <text:p text:style-name="P21"><text:span text:style-name="T6"/></text:p>
          </draw:text-box>
        </draw:frame>
        <draw:frame draw:style-name="gr4" draw:text-style-name="P26" draw:layer="layout" svg:width="3.646cm" svg:height="0.781cm" svg:x="16.855cm" svg:y="28.411cm">
          <draw:text-box>
            <text:p text:style-name="P25"><text:span text:style-name="T21">Salutations, Stéphane_R (F)</text:span></text:p>
            <text:p text:style-name="P25"><text:span text:style-name="T21"><text:tab/></text:span><text:span text:style-name="T21"> <text:s text:c="11"/></text:span><text:span text:style-name="T21">16/04/20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18T11:30:48.384000000</dc:date>
    <meta:editing-duration>PT13H21M47S</meta:editing-duration>
    <meta:editing-cycles>218</meta:editing-cycles>
    <meta:generator>LibreOffice/24.8.6.2$Windows_X86_64 LibreOffice_project/6d98ba145e9a8a39fc57bcc76981d1fb1316c60c</meta:generator>
    <meta:document-statistic meta:object-count="4"/>
  </office:meta>
</office:document-meta>
</file>